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Liberation Sans"/>
    </style:style>
    <style:style style:name="P2" style:family="paragraph" style:parent-style-name="Standard" style:list-style-name="L2">
      <style:paragraph-properties fo:margin-left="2.501cm" fo:margin-right="0cm" fo:text-indent="0cm" style:auto-text-indent="false"/>
      <style:text-properties style:font-name="Tahoma"/>
    </style:style>
    <style:style style:name="P3" style:family="paragraph" style:parent-style-name="Standard" style:list-style-name="L2">
      <style:paragraph-properties fo:margin-left="2.501cm" fo:margin-right="0cm" fo:text-indent="0cm" style:auto-text-indent="false"/>
    </style:style>
    <style:style style:name="T1" style:family="text">
      <style:text-properties style:font-name="Tahoma"/>
    </style:style>
    <text:list-style style:name="L1">
      <text:list-level-style-number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65413651" text:style-name="L1">
        <text:list-item>
          <text:p text:style-name="P1">Fonctionnalités</text:p>
        </text:list-item>
      </text:list>
      <text:list xml:id="list467107519" text:style-name="L2">
        <text:list-item>
          <text:p text:style-name="P3"><text:span text:style-name="T1">Description :</text:span></text:p>
          <text:list>
            <text:list-item>
              <text:p text:style-name="P3"><text:span text:style-name="T1">Gestion de nightly builds via un serveur local</text:span></text:p>
            </text:list-item>
          </text:list>
        </text:list-item>
        <text:list-item>
          <text:p text:style-name="P3"><text:span text:style-name="T1">Fonctionnalités :</text:span></text:p>
          <text:list>
            <text:list-item>
              <text:p text:style-name="P3"><text:span text:style-name="T1">Compilation automatique (exe/dll/scr/cpl/so)</text:span></text:p>
            </text:list-item>
            <text:list-item>
              <text:p text:style-name="P2">Utilisation de RLog (Activation/Désactivation)</text:p>
            </text:list-item>
            <text:list-item>
              <text:p text:style-name="P2">Plug-ins :</text:p>
              <text:list>
                <text:list-item>
                  <text:p text:style-name="P2">E-Mail</text:p>
                </text:list-item>
                <text:list-item>
                  <text:p text:style-name="P2">FTP</text:p>
                </text:list-item>
                <text:list-item>
                  <text:p text:style-name="P2">Gestion de Codes Sources Versionning :</text:p>
                  <text:list>
                    <text:list-item>
                      <text:p text:style-name="P2">CVS</text:p>
                    </text:list-item>
                    <text:list-item>
                      <text:p text:style-name="P2">SVN</text:p>
                    </text:list-item>
                    <text:list-item>
                      <text:p text:style-name="P2">File</text:p>
                    </text:list-item>
                  </text:list>
                </text:list-item>
                <text:list-item>
                  <text:p text:style-name="P2">Compilation aide</text:p>
                </text:list-item>
                <text:list-item>
                  <text:p text:style-name="P2">Compilation package</text:p>
                </text:list-item>
                <text:list-item>
                  <text:p text:style-name="P2">Compilation ressource</text:p>
                </text:list-item>
                <text:list-item>
                  <text:p text:style-name="P2">Gestion des fichiers &amp; dossiers : déplacement, copie, suppression, renommage</text:p>
                </text:list-item>
                <text:list-item>
                  <text:p text:style-name="P2">Jouer un son</text:p>
                </text:list-item>
                <text:list-item>
                  <text:p text:style-name="P2">Lancer un programme</text:p>
                </text:list-item>
                <text:list-item>
                  <text:p text:style-name="P2">Attendre</text:p>
                </text:list-item>
                <text:list-item>
                  <text:p text:style-name="P2">Ajoute une ligne de log</text:p>
                </text:list-item>
                <text:list-item>
                  <text:p text:style-name="P2">Gestion de fichiers INI</text:p>
                </text:list-item>
                <text:list-item>
                  <text:p text:style-name="P2">Créer raccourci</text:p>
                </text:list-item>
                <text:list-item>
                  <text:p text:style-name="P2">Notification du résultat par </text:p>
                  <text:list>
                    <text:list-item>
                      <text:p text:style-name="P2">Mail</text:p>
                    </text:list-item>
                    <text:list-item>
                      <text:p text:style-name="P2">RSS</text:p>
                    </text:list-item>
                    <text:list-item>
                      <text:p text:style-name="P2">IM</text:p>
                    </text:list-item>
                    <text:list-item>
                      <text:p text:style-name="P2">IRC</text:p>
                    </text:list-item>
                    <text:list-item>
                      <text:p text:style-name="P2">Google Calendar</text:p>
                    </text:list-item>
                  </text:list>
                </text:list-item>
              </text:list>
            </text:list-item>
            <text:list-item>
              <text:p text:style-name="P2">Accès via HTTP : Build Report (Hudson – Dvp.com)</text:p>
            </text:list-item>
            <text:list-item>
              <text:p text:style-name="P2">Gestion de serveurs : un serveur maitre &amp; serveurs slaves (Win/Linux/MacOs/Versions PB)</text:p>
            </text:list-item>
          </text:list>
        </text:list-item>
        <text:list-item>
          <text:p text:style-name="P2">Références :</text:p>
          <text:list>
            <text:list-item>
              <text:p text:style-name="P2"><text:a xlink:type="simple" xlink:href="http://www.codeproject.com/KB/install/R2build10Beta.aspx">http://www.codeproject.com/KB/install/R2build10Beta.aspx</text:a></text:p>
            </text:list-item>
            <text:list-item>
              <text:p text:style-name="P2"><text:a xlink:type="simple" xlink:href="http://www.codeproject.com/KB/applications/Create_new_plugin.aspx">http://www.codeproject.com/KB/applications/Create_new_plugin.aspx</text:a></text:p>
            </text:list-item>
            <text:list-item>
              <text:p text:style-name="P2">R2Build :</text:p>
              <text:list>
                <text:list-item>
                  <text:p text:style-name="P2"><text:a xlink:type="simple" xlink:href="http://r2build.wiki.sourceforge.net/GettingStartedGuide">http://r2build.sourceforge.net/</text:a></text:p>
                </text:list-item>
                <text:list-item>
                  <text:p text:style-name="P2"><text:a xlink:type="simple" xlink:href="http://r2build.wiki.sourceforge.net/GettingStartedGuide">http://r2build.wiki.sourceforge.net/GettingStartedGuide</text:a></text:p>
                </text:list-item>
              </text:list>
            </text:list-item>
            <text:list-item>
              <text:p text:style-name="P2"><text:a xlink:type="simple" xlink:href="http://www.nantbuilder.com/">http://www.nantbuilder.com/</text:a></text:p>
            </text:list-item>
            <text:list-item>
              <text:p text:style-name="P2"><text:a xlink:type="simple" xlink:href="http://www.visualbuild.com/">http://www.visualbuild.com/</text:a></text:p>
            </text:list-item>
            <text:list-item>
              <text:p text:style-name="P2"><text:a xlink:type="simple" xlink:href="http://www.kinook.com/VisBuildPro/">http://www.kinook.com/VisBuildPro/</text:a></text:p>
            </text:list-item>
            <text:list-item>
              <text:p text:style-name="P2"><text:a xlink:type="simple" xlink:href="http://www.automatedqa.com/products/abs/">http://www.automatedqa.com/products/abs/</text:a></text:p>
            </text:list-item>
            <text:list-item>
              <text:p text:style-name="P2"><text:a xlink:type="simple" xlink:href="http://www.finalbuilder.com/finalbuilder.aspx">http://www.finalbuilder.com/finalbuilder.aspx</text:a></text:p>
            </text:list-item>
            <text:list-item>
              <text:p text:style-name="P2">Bot :</text:p>
              <text:list>
                <text:list-item>
                  <text:p text:style-name="P2"><text:a xlink:type="simple" xlink:href="http://www.jetbrains.com/teamcity/delayed_commit.html">http://www.jetbrains.com/teamcity/delayed_commit.html</text:a></text:p>
                </text:list-item>
                <text:list-item>
                  <text:p text:style-name="P2"><text:a xlink:type="simple" xlink:href="http://hudson.gotdns.com/wiki/display/HUDSON/Meet+Hudson">http://hudson.gotdns.com/wiki/display/HUDSON/Meet+Hudso</text:a><text:soft-page-break/><text:a xlink:type="simple" xlink:href="http://hudson.gotdns.com/wiki/display/HUDSON/Meet+Hudson">n</text:a></text:p>
                </text:list-item>
                <text:list-item>
                  <text:p text:style-name="P2"><text:a xlink:type="simple" xlink:href="http://www.jetbrains.com/teamcity/features/index.html">http://linsolas.developpez.com/articles/hudson/</text:a></text:p>
                </text:list-item>
                <text:list-item>
                  <text:p text:style-name="P2"><text:a xlink:type="simple" xlink:href="http://www.jetbrains.com/teamcity/features/index.html">http://www.jetbrains.com/teamcity/features/index.html</text:a></text:p>
                </text:list-item>
                <text:list-item>
                  <text:p text:style-name="P2"><text:a xlink:type="simple" xlink:href="http://buildbot.net/trac">http://buildbot.net/trac</text:a></text:p>
                </text:list-item>
                <text:list-item>
                  <text:p text:style-name="P2"><text:a xlink:type="simple" xlink:href="http://wiki.easyneuf.org/index.php/Buildbot">http://wiki.easyneuf.org/index.php/Buildbot</text:a></text:p>
                </text:list-item>
                <text:list-item>
                  <text:p text:style-name="P2"><text:a xlink:type="simple" xlink:href="http://buildbot.videolan.org/">http://buildbot.videolan.org/</text:a></text:p>
                </text:list-item>
                <text:list-item>
                  <text:p text:style-name="P2"><text:a xlink:type="simple" xlink:href="http://en.wikipedia.org/wiki/BuildBot">http://en.wikipedia.org/wiki/BuildBot</text:a></text:p>
                </text:list-item>
                <text:list-item>
                  <text:p text:style-name="P2"><text:a xlink:type="simple" xlink:href="http://www.atlassian.com/software/bamboo/">http://www.atlassian.com/software/bamboo/</text:a></text:p>
                </text:list-item>
                <text:list-item>
                  <text:p text:style-name="P2"><text:a xlink:type="simple" xlink:href="http://cabie.tigris.org/">http://cabie.tigris.org/</text:a></text:p>
                </text:list-item>
                <text:list-item>
                  <text:p text:style-name="P2"><text:a xlink:type="simple" xlink:href="http://www.martinfowler.com/articles/continuousIntegration.html">http://www.martinfowler.com/articles/continuousIntegration.html</text:a></text:p>
                </text:list-item>
                <text:list-item>
                  <text:p text:style-name="P2"><text:a xlink:type="simple" xlink:href="http://defaut.developpez.com/tutoriel/dotnet/cruisecontrol/">http://defaut.developpez.com/tutoriel/dotnet/cruisecontrol/</text:a></text:p>
                </text:list-item>
                <text:list-item>
                  <text:p text:style-name="P2"><text:a xlink:type="simple" xlink:href="http://www.labo-sun.com/resource-fr-articles-1254-0-Java-build-cruisecontrol-l-outil-d-integration-continue-a-avoir-dans-sa-boite-a-outils.htm">http://www.labo-sun.com/resource-fr-articles-1254-0-Java-build-cruisecontrol-l-outil-d-integration-continue-a-avoir-dans-sa-boite-a-outils.htm</text:a></text:p>
                </text:list-item>
                <text:list-item>
                  <text:p text:style-name="P2"><text:a xlink:type="simple" xlink:href="http://gump.apache.org/">http://gump.apache.org/</text:a></text:p>
                  <text:p text:style-name="P3"><text:a xlink:type="simple" xlink:href="http://fr.wikipedia.org/wiki/Tinderbox_(logiciel"><text:span text:style-name="T1">http://fr.wikipedia.org/wiki/Tinderbox_(logiciel</text:span></text:a><text:span text:style-name="T1">)</text:span></text:p>
                </text:list-item>
              </text:list>
            </text:list-item>
            <text:list-item>
              <text:p text:style-name="P3"><text:span text:style-name="T1">Services</text:span></text:p>
              <text:list>
                <text:list-item>
                  <text:p text:style-name="P3"><text:span text:style-name="T1">Windows : </text:span></text:p>
                  <text:list>
                    <text:list-item>
                      <text:p text:style-name="P3"><text:a xlink:type="simple" xlink:href="http://www.purebasic.fr/english/viewtopic.php?p=232336#232336"><text:span text:style-name="T1">http://www.purebasic.fr/english/viewtopic.php?p=232336#232336</text:span></text:a></text:p>
                    </text:list-item>
                  </text:list>
                </text:list-item>
              </text:list>
            </text:list-item>
          </text:list>
        </text:list-item>
      </text:list>
      <text:list xml:id="list1096197306" text:continue-list="list1365413651" text:style-name="L1">
        <text:list-item>
          <text:p text:style-name="P1">Roadmap</text:p>
          <text:list>
            <text:list-item>
              <text:p text:style-name="P1">0.1</text:p>
            </text:list-item>
            <text:list-item>
              <text:p text:style-name="P1">0.2</text:p>
            </text:list-item>
            <text:list-item>
              <text:p text:style-name="P1">0.3</text:p>
            </text:list-item>
            <text:list-item>
              <text:p text:style-name="P1">0.4</text:p>
            </text:list-item>
            <text:list-item>
              <text:p text:style-name="P1">0.5</text:p>
            </text:list-item>
            <text:list-item>
              <text:p text:style-name="P1">0.6</text:p>
            </text:list-item>
            <text:list-item>
              <text:p text:style-name="P1">0.7</text:p>
            </text:list-item>
            <text:list-item>
              <text:p text:style-name="P1">0.8</text:p>
            </text:list-item>
            <text:list-item>
              <text:p text:style-name="P1">0.9</text:p>
            </text:list-item>
            <text:list-item>
              <text:p text:style-name="P1">1.0</text:p>
            </text:list-item>
            <text:list-item>
              <text:p text:style-name="P1">1.1</text:p>
            </text:list-item>
            <text:list-item>
              <text:p text:style-name="P1">1.2</text:p>
            </text:list-item>
            <text:list-item>
              <text:p text:style-name="P1">1.3</text:p>
            </text:list-item>
            <text:list-item>
              <text:p text:style-name="P1">1.4</text:p>
            </text:list-item>
            <text:list-item>
              <text:p text:style-name="P1">1.5</text:p>
            </text:list-item>
          </text:list>
        </text:list-item>
        <text:list-item>
          <text:p text:style-name="P1">Améliora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k </meta:initial-creator>
    <meta:creation-date>2010-01-02T19:02:43</meta:creation-date>
    <dc:date>2010-01-02T20:45:22</dc:date>
    <dc:creator>Franck </dc:creator>
    <meta:editing-duration>PT00H05M46S</meta:editing-duration>
    <meta:editing-cycles>3</meta:editing-cycles>
    <meta:generator>OpenOffice.org/3.1$Linux OpenOffice.org_project/310m19$Build-9420</meta:generator>
    <meta:document-statistic meta:table-count="0" meta:image-count="0" meta:object-count="0" meta:page-count="2" meta:paragraph-count="78" meta:word-count="227" meta:character-count="2081"/>
  </office:meta>
</office:document-meta>
</file>